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3.335cm" fo:margin-left="1.836cm" fo:margin-right="1.829cm" table:align="margins"/>
    </style:style>
    <style:style style:name="Table1.A" style:family="table-column">
      <style:table-column-properties style:column-width="6.668cm" style:rel-column-width="32767*"/>
    </style:style>
    <style:style style:name="Table1.B" style:family="table-column">
      <style:table-column-properties style:column-width="6.668cm" style:rel-column-width="32768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 6 Report </text:p>
      <text:p text:style-name="P3">Nicholas Puglia, z5115237</text:p>
      <text:p text:style-name="P3"/>
      <text:p text:style-name="P5">Exercise 1:</text:p>
      <text:p text:style-name="P4"/>
      <text:list xml:id="list582095736113824752" text:style-name="L1">
        <text:list-item>
          <text:p text:style-name="P8">192.168.1.100</text:p>
          <text:p text:style-name="P8"/>
        </text:list-item>
        <text:list-item>
          <text:p text:style-name="P8">IP source = 192.168.1.100 destination = 64.233.169.104</text:p>
          <text:p text:style-name="P8">TCP source = 4335 destination = 80</text:p>
          <text:p text:style-name="P8"/>
        </text:list-item>
        <text:list-item>
          <text:p text:style-name="P8">the 200 OK HTTP message is received at 7.158797. IP source = 63.233.169.104 destination = 192.168.1.100 TCP source = 80 destination = 4335.</text:p>
          <text:p text:style-name="P8"/>
        </text:list-item>
        <text:list-item>
          <text:p text:style-name="P8">The client-to-server TCP SYN segment is sent at 7.075657. IP source = 192.168.1.100 destination = 64.233.169.104 TCP source = 4335 destination = 80</text:p>
          <text:p text:style-name="P8"/>
        </text:list-item>
        <text:list-item>
          <text:p text:style-name="P8">The SYN ACK was received at 7.108986. The IP source = 64.233.169.104 destination = 192.168.1.100 TCP source = 80 destination = 4335.</text:p>
          <text:p text:style-name="P8"/>
        </text:list-item>
        <text:list-item>
          <text:p text:style-name="P8">The message appears at 6.069168 in the ISP side trace.</text:p>
          <text:p text:style-name="P8"/>
        </text:list-item>
        <text:list-item>
          <text:p text:style-name="P8">IP source = 71.192.34.104 destination = 63.233.169.164 TCP source = 4335 destination = 80</text:p>
          <text:p text:style-name="P8">The IP source has changed from the client side trace however the rest are the same.</text:p>
          <text:p text:style-name="P8"/>
        </text:list-item>
        <text:list-item>
          <text:p text:style-name="P8">The fields in the HTTP GET are exactly the same</text:p>
          <text:p text:style-name="P8"/>
        </text:list-item>
        <text:list-item>
          <text:p text:style-name="P8"><text:s/>The checksum is different between the ISP side and client side traces. All checksums need to be different in order to ensure their validity.</text:p>
          <text:p text:style-name="P8"/>
        </text:list-item>
        <text:list-item>
          <text:p text:style-name="P8">The first 200 OK HTTP message is received at 6.308118 from the google server</text:p>
          <text:p text:style-name="P8"/>
        </text:list-item>
        <text:list-item>
          <text:p text:style-name="P8">IP source = 63.233.169.164 destination = 71.192.34.104 TCP source = 80 destination = 4335. The destination IP address is different from the client side trace.</text:p>
          <text:p text:style-name="P8"/>
        </text:list-item>
        <text:list-item>
          <text:p text:style-name="P8">The SYN was sent at 6.035475 and the SYN ACK was received at 6.067775</text:p>
          <text:p text:style-name="P8"/>
        </text:list-item>
        <text:list-item>
          <text:p text:style-name="P8">SYN IP source = 71.192.34.104 destination = 64.233.169.104 TCP source = 4335 destination = 80. SYN ACK IP source = 64.233.169.104 destination = 71.192.34.104 TCP source = 80 destination = 4335. The only fields that are different is the SYN IP source and SYN ACK IP destination.</text:p>
        </text:list-item>
      </text:list>
      <text:p text:style-name="P6"/>
      <text:list xml:id="list1728856535" text:continue-numbering="true" text:style-name="L1">
        <text:list-item>
          <text:p text:style-name="P8"/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">NAT translation table</text:p>
          </table:table-cell>
          <table:covered-table-cell/>
        </table:table-row>
        <table:table-row>
          <table:table-cell table:style-name="Table1.A2" office:value-type="string">
            <text:p text:style-name="P1">WAN side addr</text:p>
          </table:table-cell>
          <table:table-cell table:style-name="Table1.B2" office:value-type="string">
            <text:p text:style-name="P1">LAN side addr</text:p>
          </table:table-cell>
        </table:table-row>
        <table:table-row>
          <table:table-cell table:style-name="Table1.A2" office:value-type="string">
            <text:p text:style-name="P1">71.192.34.104, 4335</text:p>
          </table:table-cell>
          <table:table-cell table:style-name="Table1.B2" office:value-type="string">
            <text:p text:style-name="P6">192.168.1.100, 4335</text:p>
          </table:table-cell>
        </table:table-row>
      </table:table>
      <text:p text:style-name="P6"/>
      <text:p text:style-name="P4"><text:span text:style-name="T3"/></text:p>
      <text:p text:style-name="P4"><text:span text:style-name="T3"/></text:p>
      <text:p text:style-name="P4"><text:span text:style-name="T3"/></text:p>
      <text:p text:style-name="P4"><text:soft-page-break/><text:span text:style-name="T3"/></text:p>
      <text:p text:style-name="P4"><text:span text:style-name="T3">Exercise 2:</text:span></text:p>
      <text:p text:style-name="P4"><text:span text:style-name="T2"/></text:p>
      <text:list xml:id="list4148396976748896183" text:style-name="L4">
        <text:list-item>
          <text:p text:style-name="P11"><text:span text:style-name="T1">0 communicates with 1, 1 communicates with 4 and 4 communicates with 5. The path goes from 0 to 1 to 4 to 5. The route doesn't change over time.</text:span></text:p>
        </text:list-item>
      </text:list>
      <text:p text:style-name="P6"/>
      <text:list xml:id="list8074466276207044920" text:style-name="L3">
        <text:list-item>
          <text:p text:style-name="P9">At 1.0 the line between 1 and 4 is red. At 1.2 the red line between 1 and 4 goes black again. As a result of this from 1.0 to 1.2 the route is only from 0 to 1. 1 doesn't communicate with 4</text:p>
          <text:p text:style-name="P9"><text:s/></text:p>
        </text:list-item>
        <text:list-item>
          <text:p text:style-name="P9">Between 1.0 and 1.2 the network changes routes from (0 to 1 to 4 to 5) to (0 to 1 to 2 to 3 to 5).</text:p>
          <text:p text:style-name="P9"/>
        </text:list-item>
        <text:list-item>
          <text:p text:style-name="P9">The route now goes from 0 to 1 to 2 to 3 to 5. This is because the cost of 1 to 4 is higher than the cost from 1 to 2. Therefore, the route now goes via node 2.</text:p>
          <text:p text:style-name="P9"/>
        </text:list-item>
        <text:list-item>
          <text:p text:style-name="P9">Once the route reaches 3, there is a new path that starts from 0 again although the last node is 5. Therefore the effect of the command is fairly self explanatory in terms of it allows for multiple paths on the same route. 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 PL KaitiM GB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holas Puglia</meta:initial-creator>
    <meta:creation-date>2017-10-06T12:08:38</meta:creation-date>
    <dc:date>2017-10-10T20:56:09</dc:date>
    <dc:creator>Nicholas Puglia</dc:creator>
    <meta:editing-duration>PT1H35M3S</meta:editing-duration>
    <meta:editing-cycles>3</meta:editing-cycles>
    <meta:generator>OpenOffice/4.1.1$Linux OpenOffice.org_project/411m6$Build-9775</meta:generator>
    <meta:document-statistic meta:table-count="1" meta:image-count="0" meta:object-count="0" meta:page-count="2" meta:paragraph-count="30" meta:word-count="482" meta:character-count="2515"/>
  </office:meta>
</office:document-meta>
</file>